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style:font-name="DejaVu Sans" fo:font-size="21pt" style:font-size-asian="21pt" style:font-size-complex="21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3465a4" loext:opacity="100%" style:font-name="DejaVu Sans" fo:font-size="21pt" fo:background-color="#ffff00" style:font-size-asian="21pt" style:font-size-complex="2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3465a4" loext:opacity="100%" style:font-name="DejaVu Sans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c9211e" loext:opacity="100%" style:font-name="DejaVu Sans" fo:font-size="21pt" officeooo:rsid="00180003" style:font-size-asian="21pt" style:font-size-complex="21pt"/>
    </style:style>
    <style:style style:name="T2" style:family="text">
      <style:text-properties fo:color="#c9211e" loext:opacity="100%" style:font-name="DejaVu Sans" officeooo:rsid="00180003"/>
    </style:style>
    <style:style style:name="T3" style:family="text">
      <style:text-properties fo:color="#c9211e" loext:opacity="100%" style:font-name="DejaVu Sans" fo:font-size="10pt" officeooo:rsid="00180003" style:font-size-asian="10pt" style:font-size-complex="10pt"/>
    </style:style>
    <style:style style:name="T4" style:family="text">
      <style:text-properties style:font-name="DejaVu Sans" fo:font-size="10pt" officeooo:rsid="00180003" style:font-size-asian="10pt" style:font-size-complex="10pt"/>
    </style:style>
    <style:style style:name="T5" style:family="text">
      <style:text-properties fo:color="#3465a4" loext:opacity="100%" style:font-name="DejaVu Sans" fo:font-size="10pt" officeooo:rsid="00180003" style:font-size-asian="10pt" style:font-size-complex="10pt"/>
    </style:style>
    <style:style style:name="T6" style:family="text">
      <style:text-properties fo:color="#3465a4" loext:opacity="100%" style:font-name="DejaVu Sans" officeooo:rsid="00180003"/>
    </style:style>
    <style:style style:name="T7" style:family="text">
      <style:text-properties fo:color="#3465a4" loext:opacity="100%" style:font-name="DejaVu Sans" fo:font-size="12pt" officeooo:rsid="00180003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language learning strategies</text:p>
      <text:p text:style-name="P3"/>
      <text:p text:style-name="P1"/>
      <text:p text:style-name="P4"><text:a xlink:type="simple" xlink:href="https://www.canva.com/design/DAG978ILMqY/FRD63rbbFqetg-yFoGcmog/edit?utm_content=DAG978ILMqY&amp;utm_campaign=designshare&amp;utm_medium=link2&amp;utm_source=sharebutton" text:style-name="Internet_20_link" text:visited-style-name="Visited_20_Internet_20_Link"><text:span text:style-name="T7">https://www.canva.com/design/DAG978ILMqY/FRD63rbbFqetg-yFoGcmog/edit?utm_content=DAG978ILMqY&amp;utm_campaign=designshare&amp;utm_medium=link2&amp;utm_source=sharebutton</text:span></text:a></text:p>
      <text:p text:style-name="P4"><text:span text:style-name="T7"/></text:p>
      <text:p text:style-name="P4"><text:span text:style-name="T7"/></text:p>
      <text:p text:style-name="P4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2:44.997984803</meta:creation-date>
    <dc:date>2026-01-09T11:25:17.805828416</dc:date>
    <meta:editing-duration>PT2M33S</meta:editing-duration>
    <meta:editing-cycles>1</meta:editing-cycles>
    <meta:document-statistic meta:table-count="0" meta:image-count="0" meta:object-count="0" meta:page-count="1" meta:paragraph-count="2" meta:word-count="5" meta:character-count="188" meta:non-whitespace-character-count="185"/>
    <meta:generator>LibreOffice/24.2.7.2$Linux_X86_64 LibreOffice_project/420$Build-2</meta:generator>
  </office:meta>
</office:document-meta>
</file>